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1ae1" officeooo:paragraph-rsid="00101ae1"/>
    </style:style>
    <style:style style:name="P2" style:family="paragraph" style:parent-style-name="Text_20_body">
      <style:text-properties officeooo:rsid="00101ae1" officeooo:paragraph-rsid="00101ae1"/>
    </style:style>
    <style:style style:name="P3" style:family="paragraph" style:parent-style-name="Text_20_body">
      <style:text-properties officeooo:rsid="0016615f" officeooo:paragraph-rsid="0016615f"/>
    </style:style>
    <style:style style:name="P4" style:family="paragraph" style:parent-style-name="Heading_20_1">
      <style:text-properties officeooo:rsid="00101ae1" officeooo:paragraph-rsid="00101ae1"/>
    </style:style>
    <style:style style:name="T1" style:family="text">
      <style:text-properties style:font-name="Symbol"/>
    </style:style>
    <style:style style:name="T2" style:family="text">
      <style:text-properties officeooo:rsid="0011c1bf"/>
    </style:style>
    <style:style style:name="T3" style:family="text">
      <style:text-properties officeooo:rsid="00146a1e"/>
    </style:style>
    <style:style style:name="T4" style:family="text">
      <style:text-properties fo:font-style="italic" style:font-style-asian="italic" style:font-style-complex="italic"/>
    </style:style>
    <style:style style:name="T5" style:family="text">
      <style:text-properties fo:font-style="italic" officeooo:rsid="00146a1e" style:font-style-asian="italic" style:font-style-complex="italic"/>
    </style:style>
    <style:style style:name="T6" style:family="text">
      <style:text-properties officeooo:rsid="001854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CAT Release Notes</text:p>
      <text:h text:style-name="Heading_20_1" text:outline-level="1">Version 4.5</text:h>
      <text:p text:style-name="Plain_20_Text">The version 4.5 release is about fixing the variable transformation issue. Apparently, the back-transformation is not consistently applied in version 4.4 so different elements of the output end up being on different scales. The result files will include updated plots files and updated output file.</text:p>
      <text:p text:style-name="Plain_20_Text"/>
      <text:h text:style-name="P4" text:outline-level="1">Version 5.0</text:h>
      <text:p text:style-name="P1">New feature: default OD transformation constant was changed from <text:span text:style-name="T4">1</text:span> to <text:span text:style-name="T4">0.1</text:span>. <text:s/>I <text:span text:style-name="T2">(Yury)</text:span> believe <text:span text:style-name="T3">that</text:span> <text:span text:style-name="T4">0.1</text:span> is a more appropriate setting for most experiments done at GLBRC, as ODs range mostly up to 1.5. <text:s/>If the old behavior is desired, click log(x+<text:span text:style-name="T1">d</text:span>) in the OD Transform menu and enter <text:span text:style-name="T5">1</text:span> in the box.</text:p>
      <text:p text:style-name="P3">Also, LOESS smoothing parameter values &gt; 1 are now allowed. <text:s/><text:span text:style-name="T6">Greater smoothing parameter results in a more smooth curve. <text:s/>However, a highly smootherd curve may not fit the data as closely as a less smooth one.</text:span></text:p>
      <text:p text:style-name="P1">The main purpose of version 5 is bug fixes, code clean-up and refactoring to prepare GCAT for further development and potential KBase integration. <text:s/></text:p>
      <text:p text:style-name="P1"/>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default-outline-level="">
      <style:paragraph-properties fo:margin-top="0in" fo:margin-bottom="0in" style:contextual-spacing="false" fo:line-height="100%" fo:hyphenation-ladder-count="no-limit"/>
      <style:text-properties style:language-asian="en" style:country-asian="US" style:font-name-complex="FreeSans" style:font-family-complex="FreeSans" style:font-family-generic-complex="system" style:font-pitch-complex="variable" style:font-size-complex="10.5pt" fo:hyphenate="tru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y Bukhman</meta:initial-creator>
    <meta:creation-date>2015-04-22T13:00:22.566710471</meta:creation-date>
    <dc:date>2015-04-22T13:53:56.305842750</dc:date>
    <dc:creator>Yury Bukhman</dc:creator>
    <meta:editing-duration>PT38M40S</meta:editing-duration>
    <meta:editing-cycles>6</meta:editing-cycles>
    <meta:generator>LibreOffice/4.2.7.2$Linux_X86_64 LibreOffice_project/420m0$Build-2</meta:generator>
    <meta:document-statistic meta:table-count="0" meta:image-count="0" meta:object-count="0" meta:page-count="1" meta:paragraph-count="7" meta:word-count="165" meta:character-count="990" meta:non-whitespace-character-count="826"/>
  </office:meta>
</office:document-meta>
</file>